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7]-[.F7]" office:value-type="float" office:value="40" calcext:value-type="float">
            <text:p>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80" calcext:value-type="float">
            <text:p>78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8]-[.F8]" office:value-type="float" office:value="-40" calcext:value-type="float">
            <text:p>(40,00)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8-04" calcext:value-type="date">
            <text:p>04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4]-[.F14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4])" office:value-type="float" office:value="740" calcext:value-type="float">
            <text:p>74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4.962928497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4.9659098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35.273175547</dc:date>
    <dc:language>pt-PT</dc:language>
    <meta:editing-cycles>494</meta:editing-cycles>
    <meta:editing-duration>P2DT14H1M2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